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re Perfect DOS VGA" svg:font-family="'More Perfect DOS VGA'" style:font-family-generic="modern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line-height="100%" fo:text-indent="0cm" style:auto-text-indent="false"/>
      <style:text-properties style:font-name="More Perfect DOS VGA"/>
    </style:style>
    <style:style style:name="P2" style:family="paragraph" style:parent-style-name="Preformatted_20_Text">
      <style:paragraph-properties fo:line-height="100%"/>
      <style:text-properties style:font-name="More Perfect DOS VGA" officeooo:paragraph-rsid="0012bfda"/>
    </style:style>
    <style:style style:name="P3" style:family="paragraph" style:parent-style-name="Preformatted_20_Text">
      <style:paragraph-properties fo:line-height="100%" fo:text-align="start" style:justify-single-word="false"/>
      <style:text-properties style:font-name="More Perfect DOS VGA"/>
    </style:style>
    <style:style style:name="P4" style:family="paragraph" style:parent-style-name="Preformatted_20_Text">
      <style:paragraph-properties fo:line-height="100%"/>
      <style:text-properties style:font-name="More Perfect DOS VGA"/>
    </style:style>
    <style:style style:name="P5" style:family="paragraph" style:parent-style-name="Preformatted_20_Text">
      <style:paragraph-properties fo:margin-top="0cm" fo:margin-bottom="0.499cm" style:contextual-spacing="false" fo:line-height="100%"/>
      <style:text-properties style:font-name="More Perfect DOS VGA"/>
    </style:style>
    <style:style style:name="T1" style:family="text">
      <style:text-properties officeooo:rsid="0012bfda"/>
    </style:style>
    <style:style style:name="T2" style:family="text">
      <style:text-properties officeooo:rsid="001465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6"/>++++++++<text:span text:style-name="T1">+++++++++++++</text:span>++++++++<text:span text:style-name="T1">+ </text:span><text:s text:c="3"/></text:p>
      <text:p text:style-name="P2"><text:s text:c="4"/>%% <text:s text:c="2"/>.% <text:s text:c="18"/>%. <text:s text:c="3"/>%% <text:s text:c="3"/></text:p>
      <text:p text:style-name="P3"><text:s/>%%: <text:s text:c="2"/>.% <text:s text:c="21"/><text:span text:style-name="T2"><text:s/></text:span>%. <text:s text:c="3"/>%% </text:p>
      <text:p text:style-name="P4">% <text:s text:c="3"/>.% <text:s text:c="3"/><text:span text:style-name="T2">D <text:s/>E</text:span> <text:s/><text:span text:style-name="T2">N <text:s/>K <text:s/>M <text:s/>A <text:s/>L <text:s/></text:span><text:s text:c="2"/>%. <text:s text:c="3"/>%</text:p>
      <text:p text:style-name="P4">% <text:s text:c="2"/>% <text:s text:c="4"/>%%%%%%%%%%%%%%%%%%%%% <text:s text:c="4"/>% <text:s text:c="2"/>%</text:p>
      <text:p text:style-name="P4">% <text:s/>% <text:s text:c="5"/>% ***************** % <text:s text:c="5"/>% <text:s/>%</text:p>
      <text:p text:style-name="P4">% % <text:s text:c="6"/>% <text:s text:c="2"/>************* <text:s text:c="2"/>% <text:s text:c="6"/>% %</text:p>
      <text:p text:style-name="P4">%% <text:s text:c="7"/>% <text:s text:c="4"/>********* <text:s text:c="4"/>% <text:s text:c="7"/>%%</text:p>
      <text:p text:style-name="P4">% <text:s text:c="8"/>% <text:s text:c="6"/>***** <text:s text:c="6"/>% <text:s text:c="8"/>%</text:p>
      <text:p text:style-name="P4">% <text:s text:c="8"/>% <text:s text:c="8"/>* <text:s text:c="8"/>% <text:s text:c="8"/>%</text:p>
      <text:p text:style-name="P4">% <text:s text:c="8"/>% <text:s text:c="8"/>* <text:s text:c="8"/>% <text:s text:c="8"/>%</text:p>
      <text:p text:style-name="P4">% <text:s text:c="8"/>% <text:s text:c="6"/>***** <text:s text:c="6"/>% <text:s text:c="8"/>%</text:p>
      <text:p text:style-name="P4">% <text:s text:c="8"/>% <text:s text:c="4"/>********* <text:s text:c="4"/>% <text:s text:c="8"/>%</text:p>
      <text:p text:style-name="P4">% <text:s text:c="8"/>% <text:s text:c="2"/>************* <text:s text:c="2"/>% <text:s text:c="8"/>%</text:p>
      <text:p text:style-name="P4">%% <text:s text:c="7"/>% ***************** % <text:s text:c="7"/>%%</text:p>
      <text:p text:style-name="P4">% % <text:s text:c="6"/>%<text:span text:style-name="T1">*</text:span>*****************<text:span text:style-name="T1">*</text:span>% <text:s text:c="6"/>% %</text:p>
      <text:p text:style-name="P4">% <text:s/>% <text:s text:c="7"/>%<text:span text:style-name="T1">*</text:span>*************<text:span text:style-name="T1">*</text:span>% <text:s text:c="7"/>% <text:s/>%</text:p>
      <text:p text:style-name="P4">% <text:s text:c="2"/>%. <text:s text:c="7"/>%<text:span text:style-name="T1">*</text:span>*********<text:span text:style-name="T1">*</text:span>% <text:s text:c="7"/>.% <text:s text:c="2"/>%</text:p>
      <text:p text:style-name="P4">% <text:s text:c="4"/>%. <text:s text:c="7"/>%<text:span text:style-name="T1">*</text:span>*****<text:span text:style-name="T1">*</text:span>% <text:s text:c="7"/>.% <text:s text:c="4"/>%</text:p>
      <text:p text:style-name="P2"><text:s/>%% <text:s text:c="4"/>%. <text:s text:c="7"/>%<text:span text:style-name="T1">***</text:span>% <text:s text:c="7"/>.% <text:s text:c="4"/>%%</text:p>
      <text:p text:style-name="P2"><text:s text:c="3"/>%% <text:s text:c="4"/>%%. <text:s text:c="5"/>:%: <text:s text:c="5"/>.%% <text:s text:c="4"/>%% <text:s text:c="2"/></text:p>
      <text:p text:style-name="P5"><text:s text:c="5"/>++++++++<text:span text:style-name="T1">+++++++++++++</text:span>++++++++<text:span text:style-name="T1">++</text:span> <text:s text:c="2"/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re Perfect DOS VGA" svg:font-family="'More Perfect DOS VGA'" style:font-family-generic="modern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28T15:00:14.632179600</meta:creation-date>
    <dc:date>2025-07-28T15:22:59.352004600</dc:date>
    <meta:editing-duration>PT11M30S</meta:editing-duration>
    <meta:editing-cycles>1</meta:editing-cycles>
    <meta:document-statistic meta:table-count="0" meta:image-count="0" meta:object-count="0" meta:page-count="1" meta:paragraph-count="22" meta:word-count="110" meta:character-count="899" meta:non-whitespace-character-count="360"/>
    <meta:generator>LibreOffice/25.2.4.3$Windows_X86_64 LibreOffice_project/33e196637044ead23f5c3226cde09b47731f7e27</meta:generator>
  </office:meta>
</office:document-meta>
</file>